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60.08mm"/>
    </style:style>
    <style:style style:name="co9" style:family="table-column">
      <style:table-column-properties fo:break-before="auto" style:column-width="10.46mm"/>
    </style:style>
    <style:style style:name="co10" style:family="table-column">
      <style:table-column-properties fo:break-before="auto" style:column-width="22.65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Daycount_20_Fraction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4" style:family="table-cell" style:parent-style-name="Default">
      <style:table-cell-properties fo:border-bottom="4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42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4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eeeeee"/>
    </style:style>
    <style:style style:name="ce1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31" style:family="table-cell" style:parent-style-name="Default" style:data-style-name="N143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font-size="8pt" fo:font-weight="normal" style:text-underline-style="none" style:text-underline-color="font-color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fo:font-style="italic" style:text-outline="false" fo:text-shadow="none" style:text-position="0%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244" table:default-cell-style-name="ce1"/>
        <table:table-column table:style-name="co5" table:number-columns-repeated="768" table:default-cell-style-name="ce14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1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TRUE</text:p>
          </table:table-cell>
          <table:table-cell table:number-columns-repeated="2"/>
          <table:table-cell office:value-type="string" calcext:value-type="string">
            <text:p>Result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spreadsheets/spreadsheets/Curve Calibration/lib" calcext:value-type="string">
            <text:p>/Users/fries/Documents/Development/finmath spreadsheets/spreadsheets/Curve Calibration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Obba Version</text:p>
          </table:table-cell>
          <table:table-cell table:style-name="ce7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office:value-type="string" calcext:value-type="string">
            <text:p>4.2.2</text:p>
          </table:table-cell>
          <table:table-cell/>
          <table:table-cell office:value-type="string" calcext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style-name="ce9" office:value-type="string" calcext:value-type="string">
            <text:p>40201</text:p>
          </table:table-cell>
          <table:table-cell/>
          <table:table-cell office:value-type="string" calcext:value-type="string">
            <text:p>isRelative:</text:p>
          </table:table-cell>
          <table:table-cell table:style-name="ce12" table:formula="of:=TRUE()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inmath lib Version</text:p>
          </table:table-cell>
          <table:table-cell table:style-name="ce7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spreadsheets/spreadsheets/Curve Calibration" calcext:value-type="string">
            <text:p>/Users/fries/Documents/Development/finmath spreadsheets/spreadsheets/Curve Calibrat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10" office:value-type="string" calcext:value-type="string">
            <text:p>2.0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ycount Fractions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7" table:number-columns-repeated="6" table:default-cell-style-name="ce25"/>
        <table:table-column table:style-name="co7" table:number-columns-repeated="232" table:default-cell-style-name="ce15"/>
        <table:table-column table:style-name="co10" table:number-columns-repeated="4" table:default-cell-style-name="ce32"/>
        <table:table-column table:style-name="co11" table:number-columns-repeated="778" table:default-cell-style-name="ce14"/>
        <table:table-row table:style-name="ro2">
          <table:table-cell table:number-columns-repeated="242"/>
          <table:table-cell table:style-name="ce14" table:number-columns-repeated="4"/>
          <table:table-cell table:number-columns-repeated="778"/>
        </table:table-row>
        <table:table-row table:style-name="ro3">
          <table:table-cell table:style-name="ce16"/>
          <table:table-cell table:style-name="ce16" office:value-type="string" calcext:value-type="string">
            <text:p>Swap Leg Schedule</text:p>
          </table:table-cell>
          <table:table-cell table:style-name="ce16" table:number-columns-repeated="2"/>
          <table:table-cell table:style-name="ce14"/>
          <table:table-cell table:style-name="ce28" table:number-columns-repeated="5"/>
          <table:table-cell table:style-name="ce16" table:number-columns-repeated="1004"/>
          <table:table-cell table:number-columns-repeated="10"/>
        </table:table-row>
        <table:table-row table:style-name="ro2">
          <table:table-cell table:style-name="ce17"/>
          <table:table-cell table:style-name="ce18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17" table:number-columns-repeated="2"/>
          <table:table-cell table:style-name="ce26"/>
          <table:table-cell table:style-name="ce29"/>
          <table:table-cell table:style-name="ce26" table:number-columns-repeated="3"/>
          <table:table-cell table:style-name="ce30"/>
          <table:table-cell table:style-name="ce17" table:number-columns-repeated="1004"/>
          <table:table-cell table:number-columns-repeated="10"/>
        </table:table-row>
        <table:table-row table:style-name="ro2">
          <table:table-cell table:style-name="ce17"/>
          <table:table-cell table:number-columns-repeated="241"/>
          <table:table-cell table:style-name="ce15" table:number-columns-repeated="4"/>
          <table:table-cell table:number-columns-repeated="778"/>
        </table:table-row>
        <table:table-row table:style-name="ro2">
          <table:table-cell table:number-columns-repeated="4"/>
          <table:table-cell table:style-name="ce27" office:value-type="string" calcext:value-type="string">
            <text:p>PeriodIndex</text:p>
          </table:table-cell>
          <table:table-cell table:style-name="ce27" office:value-type="string" calcext:value-type="string">
            <text:p>Fixing</text:p>
          </table:table-cell>
          <table:table-cell table:style-name="ce27" office:value-type="string" calcext:value-type="string">
            <text:p>Payment</text:p>
          </table:table-cell>
          <table:table-cell table:style-name="ce27" office:value-type="string" calcext:value-type="string">
            <text:p>PeriodStart</text:p>
          </table:table-cell>
          <table:table-cell table:style-name="ce27" office:value-type="string" calcext:value-type="string">
            <text:p>PeriodEnd</text:p>
          </table:table-cell>
          <table:table-cell table:style-name="ce27" office:value-type="string" calcext:value-type="string">
            <text:p>PeriodLength</text:p>
          </table:table-cell>
          <table:table-cell table:number-columns-repeated="1014"/>
        </table:table-row>
        <table:table-row table:style-name="ro2">
          <table:table-cell/>
          <table:table-cell table:style-name="ce19" office:value-type="string" calcext:value-type="string">
            <text:p>Swap Leg Schedule Generator</text:p>
          </table:table-cell>
          <table:table-cell table:style-name="ce19"/>
          <table:table-cell/>
          <table:table-cell table:style-name="ce23" office:value-type="float" office:value="0" calcext:value-type="float">
            <text:p>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]));&quot;get&quot;&amp;[.F$5]);&quot;toDate&quot;))" office:value-type="date" office:date-value="2013-04-12" calcext:value-type="date">
            <text:p>12/04/201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]));&quot;get&quot;&amp;[.G$5]);&quot;toDate&quot;))" office:value-type="date" office:date-value="2013-07-16" calcext:value-type="date">
            <text:p>16/07/201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]));&quot;get&quot;&amp;[.H$5]);&quot;toDate&quot;))" office:value-type="date" office:date-value="2013-04-12" calcext:value-type="date">
            <text:p>12/04/201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]));&quot;get&quot;&amp;[.I$5]);&quot;toDate&quot;))" office:value-type="date" office:date-value="2013-07-12" calcext:value-type="date">
            <text:p>12/07/2013</text:p>
          </table:table-cell>
          <table:table-cell table:style-name="ce31" table:formula="of:=INFO.OBBA.OBBA.OBGET(INFO.OBBA.OBBA.OBCALL(&quot;&quot;;[.$B$21];&quot;getPeriodLength&quot;;INFO.OBBA.OBBA.OBMAKE(&quot;&quot;;&quot;int&quot;;[.$E6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" calcext:value-type="float">
            <text:p>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]));&quot;get&quot;&amp;[.F$5]);&quot;toDate&quot;))" office:value-type="date" office:date-value="2013-07-12" calcext:value-type="date">
            <text:p>12/07/201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]));&quot;get&quot;&amp;[.G$5]);&quot;toDate&quot;))" office:value-type="date" office:date-value="2013-10-16" calcext:value-type="date">
            <text:p>16/10/201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]));&quot;get&quot;&amp;[.H$5]);&quot;toDate&quot;))" office:value-type="date" office:date-value="2013-07-12" calcext:value-type="date">
            <text:p>12/07/201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]));&quot;get&quot;&amp;[.I$5]);&quot;toDate&quot;))" office:value-type="date" office:date-value="2013-10-14" calcext:value-type="date">
            <text:p>14/10/2013</text:p>
          </table:table-cell>
          <table:table-cell table:style-name="ce31" table:formula="of:=INFO.OBBA.OBBA.OBGET(INFO.OBBA.OBBA.OBCALL(&quot;&quot;;[.$B$21];&quot;getPeriodLength&quot;;INFO.OBBA.OBBA.OBMAKE(&quot;&quot;;&quot;int&quot;;[.$E7])))" office:value-type="float" office:value="0.261111111111111" calcext:value-type="float">
            <text:p>0.261111</text:p>
          </table:table-cell>
          <table:table-cell table:number-columns-repeated="1014"/>
        </table:table-row>
        <table:table-row table:style-name="ro2">
          <table:table-cell/>
          <table:table-cell table:style-name="ce20" office:value-type="string" calcext:value-type="string">
            <text:p>Parameters:</text:p>
          </table:table-cell>
          <table:table-cell table:style-name="ce20"/>
          <table:table-cell/>
          <table:table-cell table:style-name="ce23" office:value-type="float" office:value="2" calcext:value-type="float">
            <text:p>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]));&quot;get&quot;&amp;[.F$5]);&quot;toDate&quot;))" office:value-type="date" office:date-value="2013-10-14" calcext:value-type="date">
            <text:p>14/10/201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]));&quot;get&quot;&amp;[.G$5]);&quot;toDate&quot;))" office:value-type="date" office:date-value="2014-01-15" calcext:value-type="date">
            <text:p>15/01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]));&quot;get&quot;&amp;[.H$5]);&quot;toDate&quot;))" office:value-type="date" office:date-value="2013-10-14" calcext:value-type="date">
            <text:p>14/10/201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]));&quot;get&quot;&amp;[.I$5]);&quot;toDate&quot;))" office:value-type="date" office:date-value="2014-01-13" calcext:value-type="date">
            <text:p>13/01/2014</text:p>
          </table:table-cell>
          <table:table-cell table:style-name="ce31" table:formula="of:=INFO.OBBA.OBBA.OBGET(INFO.OBBA.OBBA.OBCALL(&quot;&quot;;[.$B$21];&quot;getPeriodLength&quot;;INFO.OBBA.OBBA.OBMAKE(&quot;&quot;;&quot;int&quot;;[.$E8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referenceDate&quot;;&quot;org.joda.time.LocalDate&quot;;INFO.OBBA.OBBA.OBMAKE(&quot;&quot;;&quot;Date&quot;;[.C9]))" office:value-type="string" office:string-value="referenceDate &#10;[54964]" calcext:value-type="string">
            <text:p>referenceDate </text:p>
            <text:p>[54964]</text:p>
          </table:table-cell>
          <table:table-cell table:style-name="ce22" office:value-type="date" office:date-value="2013-04-10" calcext:value-type="date">
            <text:p>10/04/2013</text:p>
          </table:table-cell>
          <table:table-cell/>
          <table:table-cell table:style-name="ce23" office:value-type="float" office:value="3" calcext:value-type="float">
            <text:p>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]));&quot;get&quot;&amp;[.F$5]);&quot;toDate&quot;))" office:value-type="date" office:date-value="2014-01-13" calcext:value-type="date">
            <text:p>13/01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]));&quot;get&quot;&amp;[.G$5]);&quot;toDate&quot;))" office:value-type="date" office:date-value="2014-04-16" calcext:value-type="date">
            <text:p>16/04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]));&quot;get&quot;&amp;[.H$5]);&quot;toDate&quot;))" office:value-type="date" office:date-value="2014-01-13" calcext:value-type="date">
            <text:p>13/01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]));&quot;get&quot;&amp;[.I$5]);&quot;toDate&quot;))" office:value-type="date" office:date-value="2014-04-14" calcext:value-type="date">
            <text:p>14/04/2014</text:p>
          </table:table-cell>
          <table:table-cell table:style-name="ce31" table:formula="of:=INFO.OBBA.OBBA.OBGET(INFO.OBBA.OBBA.OBCALL(&quot;&quot;;[.$B$21];&quot;getPeriodLength&quot;;INFO.OBBA.OBBA.OBMAKE(&quot;&quot;;&quot;int&quot;;[.$E9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startOffset&quot;;&quot;String&quot;;[.C10])" office:value-type="string" office:string-value="startOffset &#10;[54322]" calcext:value-type="string">
            <text:p>startOffset </text:p>
            <text:p>[54322]</text:p>
          </table:table-cell>
          <table:table-cell table:style-name="ce22" office:value-type="string" calcext:value-type="string">
            <text:p>2D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]));&quot;get&quot;&amp;[.F$5]);&quot;toDate&quot;))" office:value-type="date" office:date-value="2014-04-14" calcext:value-type="date">
            <text:p>14/04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]));&quot;get&quot;&amp;[.G$5]);&quot;toDate&quot;))" office:value-type="date" office:date-value="2014-07-16" calcext:value-type="date">
            <text:p>16/07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]));&quot;get&quot;&amp;[.H$5]);&quot;toDate&quot;))" office:value-type="date" office:date-value="2014-04-14" calcext:value-type="date">
            <text:p>14/04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]));&quot;get&quot;&amp;[.I$5]);&quot;toDate&quot;))" office:value-type="date" office:date-value="2014-07-14" calcext:value-type="date">
            <text:p>14/07/2014</text:p>
          </table:table-cell>
          <table:table-cell table:style-name="ce31" table:formula="of:=INFO.OBBA.OBBA.OBGET(INFO.OBBA.OBBA.OBCALL(&quot;&quot;;[.$B$21];&quot;getPeriodLength&quot;;INFO.OBBA.OBBA.OBMAKE(&quot;&quot;;&quot;int&quot;;[.$E10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maturity&quot;;&quot;String&quot;;[.C11])" office:value-type="string" office:string-value="maturity &#10;[57375]" calcext:value-type="string">
            <text:p>maturity </text:p>
            <text:p>[57375]</text:p>
          </table:table-cell>
          <table:table-cell table:style-name="ce23" office:value-type="string" calcext:value-type="string">
            <text:p>5Y 6M</text:p>
          </table:table-cell>
          <table:table-cell/>
          <table:table-cell table:style-name="ce23" office:value-type="float" office:value="5" calcext:value-type="float">
            <text:p>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]));&quot;get&quot;&amp;[.F$5]);&quot;toDate&quot;))" office:value-type="date" office:date-value="2014-07-14" calcext:value-type="date">
            <text:p>14/07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]));&quot;get&quot;&amp;[.G$5]);&quot;toDate&quot;))" office:value-type="date" office:date-value="2014-10-15" calcext:value-type="date">
            <text:p>15/10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]));&quot;get&quot;&amp;[.H$5]);&quot;toDate&quot;))" office:value-type="date" office:date-value="2014-07-14" calcext:value-type="date">
            <text:p>14/07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]));&quot;get&quot;&amp;[.I$5]);&quot;toDate&quot;))" office:value-type="date" office:date-value="2014-10-13" calcext:value-type="date">
            <text:p>13/10/2014</text:p>
          </table:table-cell>
          <table:table-cell table:style-name="ce31" table:formula="of:=INFO.OBBA.OBBA.OBGET(INFO.OBBA.OBBA.OBCALL(&quot;&quot;;[.$B$21];&quot;getPeriodLength&quot;;INFO.OBBA.OBBA.OBMAKE(&quot;&quot;;&quot;int&quot;;[.$E11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frequency&quot;;&quot;String&quot;;[.C12])" office:value-type="string" office:string-value="frequency &#10;[54324]" calcext:value-type="string">
            <text:p>frequency </text:p>
            <text:p>[54324]</text:p>
          </table:table-cell>
          <table:table-cell table:style-name="ce24" office:value-type="string" calcext:value-type="string">
            <text:p>quarterly</text:p>
          </table:table-cell>
          <table:table-cell/>
          <table:table-cell table:style-name="ce23" office:value-type="float" office:value="6" calcext:value-type="float">
            <text:p>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]));&quot;get&quot;&amp;[.F$5]);&quot;toDate&quot;))" office:value-type="date" office:date-value="2014-10-13" calcext:value-type="date">
            <text:p>13/10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]));&quot;get&quot;&amp;[.G$5]);&quot;toDate&quot;))" office:value-type="date" office:date-value="2015-01-14" calcext:value-type="date">
            <text:p>14/01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]));&quot;get&quot;&amp;[.H$5]);&quot;toDate&quot;))" office:value-type="date" office:date-value="2014-10-13" calcext:value-type="date">
            <text:p>13/10/20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]));&quot;get&quot;&amp;[.I$5]);&quot;toDate&quot;))" office:value-type="date" office:date-value="2015-01-12" calcext:value-type="date">
            <text:p>12/01/2015</text:p>
          </table:table-cell>
          <table:table-cell table:style-name="ce31" table:formula="of:=INFO.OBBA.OBBA.OBGET(INFO.OBBA.OBBA.OBCALL(&quot;&quot;;[.$B$21];&quot;getPeriodLength&quot;;INFO.OBBA.OBBA.OBMAKE(&quot;&quot;;&quot;int&quot;;[.$E12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daycountConvention&quot;;&quot;String&quot;;[.C13])" office:value-type="string" office:string-value="daycountConvention &#10;[54325]" calcext:value-type="string">
            <text:p>daycountConvention </text:p>
            <text:p>[54325]</text:p>
          </table:table-cell>
          <table:table-cell table:style-name="ce22" office:value-type="string" calcext:value-type="string">
            <text:p>ACT/360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]));&quot;get&quot;&amp;[.F$5]);&quot;toDate&quot;))" office:value-type="date" office:date-value="2015-01-12" calcext:value-type="date">
            <text:p>12/01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]));&quot;get&quot;&amp;[.G$5]);&quot;toDate&quot;))" office:value-type="date" office:date-value="2015-04-15" calcext:value-type="date">
            <text:p>15/04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]));&quot;get&quot;&amp;[.H$5]);&quot;toDate&quot;))" office:value-type="date" office:date-value="2015-01-12" calcext:value-type="date">
            <text:p>12/01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]));&quot;get&quot;&amp;[.I$5]);&quot;toDate&quot;))" office:value-type="date" office:date-value="2015-04-13" calcext:value-type="date">
            <text:p>13/04/2015</text:p>
          </table:table-cell>
          <table:table-cell table:style-name="ce31" table:formula="of:=INFO.OBBA.OBBA.OBGET(INFO.OBBA.OBBA.OBCALL(&quot;&quot;;[.$B$21];&quot;getPeriodLength&quot;;INFO.OBBA.OBBA.OBMAKE(&quot;&quot;;&quot;int&quot;;[.$E13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shortPeriodConvention&quot;;&quot;String&quot;;[.C14])" office:value-type="string" office:string-value="shortPeriodConvention &#10;[54326]" calcext:value-type="string">
            <text:p>shortPeriodConvention </text:p>
            <text:p>[54326]</text:p>
          </table:table-cell>
          <table:table-cell table:style-name="ce22" office:value-type="string" calcext:value-type="string">
            <text:p>first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4]));&quot;get&quot;&amp;[.F$5]);&quot;toDate&quot;))" office:value-type="date" office:date-value="2015-04-13" calcext:value-type="date">
            <text:p>13/04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4]));&quot;get&quot;&amp;[.G$5]);&quot;toDate&quot;))" office:value-type="date" office:date-value="2015-07-15" calcext:value-type="date">
            <text:p>15/07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4]));&quot;get&quot;&amp;[.H$5]);&quot;toDate&quot;))" office:value-type="date" office:date-value="2015-04-13" calcext:value-type="date">
            <text:p>13/04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4]));&quot;get&quot;&amp;[.I$5]);&quot;toDate&quot;))" office:value-type="date" office:date-value="2015-07-13" calcext:value-type="date">
            <text:p>13/07/2015</text:p>
          </table:table-cell>
          <table:table-cell table:style-name="ce31" table:formula="of:=INFO.OBBA.OBBA.OBGET(INFO.OBBA.OBBA.OBCALL(&quot;&quot;;[.$B$21];&quot;getPeriodLength&quot;;INFO.OBBA.OBBA.OBMAKE(&quot;&quot;;&quot;int&quot;;[.$E14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dateRollConvention&quot;;&quot;String&quot;;[.C15])" office:value-type="string" office:string-value="dateRollConvention &#10;[54327]" calcext:value-type="string">
            <text:p>dateRollConvention </text:p>
            <text:p>[54327]</text:p>
          </table:table-cell>
          <table:table-cell table:style-name="ce25" office:value-type="string" calcext:value-type="string">
            <text:p>follow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5]));&quot;get&quot;&amp;[.F$5]);&quot;toDate&quot;))" office:value-type="date" office:date-value="2015-07-13" calcext:value-type="date">
            <text:p>13/07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5]));&quot;get&quot;&amp;[.G$5]);&quot;toDate&quot;))" office:value-type="date" office:date-value="2015-10-14" calcext:value-type="date">
            <text:p>14/10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5]));&quot;get&quot;&amp;[.H$5]);&quot;toDate&quot;))" office:value-type="date" office:date-value="2015-07-13" calcext:value-type="date">
            <text:p>13/07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5]));&quot;get&quot;&amp;[.I$5]);&quot;toDate&quot;))" office:value-type="date" office:date-value="2015-10-12" calcext:value-type="date">
            <text:p>12/10/2015</text:p>
          </table:table-cell>
          <table:table-cell table:style-name="ce31" table:formula="of:=INFO.OBBA.OBBA.OBGET(INFO.OBBA.OBBA.OBCALL(&quot;&quot;;[.$B$21];&quot;getPeriodLength&quot;;INFO.OBBA.OBBA.OBMAKE(&quot;&quot;;&quot;int&quot;;[.$E15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businessDayCal&quot;;obLibs&amp;&quot;net.finmath.time.businessdaycalendar.&quot;&amp;[.C16])" office:value-type="string" office:string-value="businessDayCal &#10;[54541]" calcext:value-type="string">
            <text:p>businessDayCal </text:p>
            <text:p>[54541]</text:p>
          </table:table-cell>
          <table:table-cell table:style-name="ce22" office:value-type="string" calcext:value-type="string">
            <text:p>BusinessdayCalendarExcludingTARGETHolidays</text:p>
          </table:table-cell>
          <table:table-cell/>
          <table:table-cell table:style-name="ce23" office:value-type="float" office:value="10" calcext:value-type="float">
            <text:p>1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6]));&quot;get&quot;&amp;[.F$5]);&quot;toDate&quot;))" office:value-type="date" office:date-value="2015-10-12" calcext:value-type="date">
            <text:p>12/10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6]));&quot;get&quot;&amp;[.G$5]);&quot;toDate&quot;))" office:value-type="date" office:date-value="2016-01-14" calcext:value-type="date">
            <text:p>14/01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6]));&quot;get&quot;&amp;[.H$5]);&quot;toDate&quot;))" office:value-type="date" office:date-value="2015-10-12" calcext:value-type="date">
            <text:p>12/10/20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6]));&quot;get&quot;&amp;[.I$5]);&quot;toDate&quot;))" office:value-type="date" office:date-value="2016-01-12" calcext:value-type="date">
            <text:p>12/01/2016</text:p>
          </table:table-cell>
          <table:table-cell table:style-name="ce31" table:formula="of:=INFO.OBBA.OBBA.OBGET(INFO.OBBA.OBBA.OBCALL(&quot;&quot;;[.$B$21];&quot;getPeriodLength&quot;;INFO.OBBA.OBBA.OBMAKE(&quot;&quot;;&quot;int&quot;;[.$E16])))" office:value-type="float" office:value="0.255555555555556" calcext:value-type="float">
            <text:p>0.255556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fixingOffset&quot;;&quot;int&quot;;[.C17])" office:value-type="string" office:string-value="fixingOffset &#10;[54329]" calcext:value-type="string">
            <text:p>fixingOffset </text:p>
            <text:p>[54329]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3" office:value-type="float" office:value="11" calcext:value-type="float">
            <text:p>1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7]));&quot;get&quot;&amp;[.F$5]);&quot;toDate&quot;))" office:value-type="date" office:date-value="2016-01-12" calcext:value-type="date">
            <text:p>12/01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7]));&quot;get&quot;&amp;[.G$5]);&quot;toDate&quot;))" office:value-type="date" office:date-value="2016-04-14" calcext:value-type="date">
            <text:p>14/04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7]));&quot;get&quot;&amp;[.H$5]);&quot;toDate&quot;))" office:value-type="date" office:date-value="2016-01-12" calcext:value-type="date">
            <text:p>12/01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7]));&quot;get&quot;&amp;[.I$5]);&quot;toDate&quot;))" office:value-type="date" office:date-value="2016-04-12" calcext:value-type="date">
            <text:p>12/04/2016</text:p>
          </table:table-cell>
          <table:table-cell table:style-name="ce31" table:formula="of:=INFO.OBBA.OBBA.OBGET(INFO.OBBA.OBBA.OBCALL(&quot;&quot;;[.$B$21];&quot;getPeriodLength&quot;;INFO.OBBA.OBBA.OBMAKE(&quot;&quot;;&quot;int&quot;;[.$E17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/>
          <table:table-cell table:style-name="ce21" table:formula="of:=INFO.OBBA.OBBA.OBMAKE(&quot;paymentOffset&quot;;&quot;int&quot;;[.C18])" office:value-type="string" office:string-value="paymentOffset &#10;[54330]" calcext:value-type="string">
            <text:p>paymentOffset </text:p>
            <text:p>[54330]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8]));&quot;get&quot;&amp;[.F$5]);&quot;toDate&quot;))" office:value-type="date" office:date-value="2016-04-12" calcext:value-type="date">
            <text:p>12/04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8]));&quot;get&quot;&amp;[.G$5]);&quot;toDate&quot;))" office:value-type="date" office:date-value="2016-07-14" calcext:value-type="date">
            <text:p>14/07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8]));&quot;get&quot;&amp;[.H$5]);&quot;toDate&quot;))" office:value-type="date" office:date-value="2016-04-12" calcext:value-type="date">
            <text:p>12/04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8]));&quot;get&quot;&amp;[.I$5]);&quot;toDate&quot;))" office:value-type="date" office:date-value="2016-07-12" calcext:value-type="date">
            <text:p>12/07/2016</text:p>
          </table:table-cell>
          <table:table-cell table:style-name="ce31" table:formula="of:=INFO.OBBA.OBBA.OBGET(INFO.OBBA.OBBA.OBCALL(&quot;&quot;;[.$B$21];&quot;getPeriodLength&quot;;INFO.OBBA.OBBA.OBMAKE(&quot;&quot;;&quot;int&quot;;[.$E18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3" calcext:value-type="float">
            <text:p>1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9]));&quot;get&quot;&amp;[.F$5]);&quot;toDate&quot;))" office:value-type="date" office:date-value="2016-07-12" calcext:value-type="date">
            <text:p>12/07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9]));&quot;get&quot;&amp;[.G$5]);&quot;toDate&quot;))" office:value-type="date" office:date-value="2016-10-14" calcext:value-type="date">
            <text:p>14/10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9]));&quot;get&quot;&amp;[.H$5]);&quot;toDate&quot;))" office:value-type="date" office:date-value="2016-07-12" calcext:value-type="date">
            <text:p>12/07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9]));&quot;get&quot;&amp;[.I$5]);&quot;toDate&quot;))" office:value-type="date" office:date-value="2016-10-12" calcext:value-type="date">
            <text:p>12/10/2016</text:p>
          </table:table-cell>
          <table:table-cell table:style-name="ce31" table:formula="of:=INFO.OBBA.OBBA.OBGET(INFO.OBBA.OBBA.OBCALL(&quot;&quot;;[.$B$21];&quot;getPeriodLength&quot;;INFO.OBBA.OBBA.OBMAKE(&quot;&quot;;&quot;int&quot;;[.$E19])))" office:value-type="float" office:value="0.255555555555556" calcext:value-type="float">
            <text:p>0.255556</text:p>
          </table:table-cell>
          <table:table-cell table:number-columns-repeated="1014"/>
        </table:table-row>
        <table:table-row table:style-name="ro2">
          <table:table-cell/>
          <table:table-cell table:style-name="ce20" office:value-type="string" calcext:value-type="string">
            <text:p>Object:</text:p>
          </table:table-cell>
          <table:table-cell table:style-name="ce20"/>
          <table:table-cell/>
          <table:table-cell table:style-name="ce23" office:value-type="float" office:value="14" calcext:value-type="float">
            <text:p>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0]));&quot;get&quot;&amp;[.F$5]);&quot;toDate&quot;))" office:value-type="date" office:date-value="2016-10-12" calcext:value-type="date">
            <text:p>12/10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0]));&quot;get&quot;&amp;[.G$5]);&quot;toDate&quot;))" office:value-type="date" office:date-value="2017-01-16" calcext:value-type="date">
            <text:p>16/01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0]));&quot;get&quot;&amp;[.H$5]);&quot;toDate&quot;))" office:value-type="date" office:date-value="2016-10-12" calcext:value-type="date">
            <text:p>12/10/20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0]));&quot;get&quot;&amp;[.I$5]);&quot;toDate&quot;))" office:value-type="date" office:date-value="2017-01-12" calcext:value-type="date">
            <text:p>12/01/2017</text:p>
          </table:table-cell>
          <table:table-cell table:style-name="ce31" table:formula="of:=INFO.OBBA.OBBA.OBGET(INFO.OBBA.OBBA.OBCALL(&quot;&quot;;[.$B$21];&quot;getPeriodLength&quot;;INFO.OBBA.OBBA.OBMAKE(&quot;&quot;;&quot;int&quot;;[.$E20])))" office:value-type="float" office:value="0.255555555555556" calcext:value-type="float">
            <text:p>0.255556</text:p>
          </table:table-cell>
          <table:table-cell table:number-columns-repeated="1014"/>
        </table:table-row>
        <table:table-row table:style-name="ro2">
          <table:table-cell/>
          <table:table-cell table:formula="of:=INFO.OBBA.OBBA.OBCALL(&quot;Schedule&quot;;obLibs&amp;&quot;net.finmath.time.ScheduleGenerator&quot;;&quot;createScheduleFromConventions&quot;;[.B9:.B18])" office:value-type="string" office:string-value="Schedule &#10;[57376]" calcext:value-type="string">
            <text:p>Schedule </text:p>
            <text:p>[57376]</text:p>
          </table:table-cell>
          <table:table-cell table:number-columns-repeated="2"/>
          <table:table-cell table:style-name="ce23" office:value-type="float" office:value="15" calcext:value-type="float">
            <text:p>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1]));&quot;get&quot;&amp;[.F$5]);&quot;toDate&quot;))" office:value-type="date" office:date-value="2017-01-12" calcext:value-type="date">
            <text:p>12/01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1]));&quot;get&quot;&amp;[.G$5]);&quot;toDate&quot;))" office:value-type="date" office:date-value="2017-04-18" calcext:value-type="date">
            <text:p>18/04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1]));&quot;get&quot;&amp;[.H$5]);&quot;toDate&quot;))" office:value-type="date" office:date-value="2017-01-12" calcext:value-type="date">
            <text:p>12/01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1]));&quot;get&quot;&amp;[.I$5]);&quot;toDate&quot;))" office:value-type="date" office:date-value="2017-04-12" calcext:value-type="date">
            <text:p>12/04/2017</text:p>
          </table:table-cell>
          <table:table-cell table:style-name="ce31" table:formula="of:=INFO.OBBA.OBBA.OBGET(INFO.OBBA.OBBA.OBCALL(&quot;&quot;;[.$B$21];&quot;getPeriodLength&quot;;INFO.OBBA.OBBA.OBMAKE(&quot;&quot;;&quot;int&quot;;[.$E21])))" office:value-type="float" office:value="0.25" calcext:value-type="float">
            <text:p>0.250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6" calcext:value-type="float">
            <text:p>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2]));&quot;get&quot;&amp;[.F$5]);&quot;toDate&quot;))" office:value-type="date" office:date-value="2017-04-12" calcext:value-type="date">
            <text:p>12/04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2]));&quot;get&quot;&amp;[.G$5]);&quot;toDate&quot;))" office:value-type="date" office:date-value="2017-07-14" calcext:value-type="date">
            <text:p>14/07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2]));&quot;get&quot;&amp;[.H$5]);&quot;toDate&quot;))" office:value-type="date" office:date-value="2017-04-12" calcext:value-type="date">
            <text:p>12/04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2]));&quot;get&quot;&amp;[.I$5]);&quot;toDate&quot;))" office:value-type="date" office:date-value="2017-07-12" calcext:value-type="date">
            <text:p>12/07/2017</text:p>
          </table:table-cell>
          <table:table-cell table:style-name="ce31" table:formula="of:=INFO.OBBA.OBBA.OBGET(INFO.OBBA.OBBA.OBCALL(&quot;&quot;;[.$B$21];&quot;getPeriodLength&quot;;INFO.OBBA.OBBA.OBMAKE(&quot;&quot;;&quot;int&quot;;[.$E22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7" calcext:value-type="float">
            <text:p>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3]));&quot;get&quot;&amp;[.F$5]);&quot;toDate&quot;))" office:value-type="date" office:date-value="2017-07-12" calcext:value-type="date">
            <text:p>12/07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3]));&quot;get&quot;&amp;[.G$5]);&quot;toDate&quot;))" office:value-type="date" office:date-value="2017-10-16" calcext:value-type="date">
            <text:p>16/10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3]));&quot;get&quot;&amp;[.H$5]);&quot;toDate&quot;))" office:value-type="date" office:date-value="2017-07-12" calcext:value-type="date">
            <text:p>12/07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3]));&quot;get&quot;&amp;[.I$5]);&quot;toDate&quot;))" office:value-type="date" office:date-value="2017-10-12" calcext:value-type="date">
            <text:p>12/10/2017</text:p>
          </table:table-cell>
          <table:table-cell table:style-name="ce31" table:formula="of:=INFO.OBBA.OBBA.OBGET(INFO.OBBA.OBBA.OBCALL(&quot;&quot;;[.$B$21];&quot;getPeriodLength&quot;;INFO.OBBA.OBBA.OBMAKE(&quot;&quot;;&quot;int&quot;;[.$E23])))" office:value-type="float" office:value="0.255555555555556" calcext:value-type="float">
            <text:p>0.255556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8" calcext:value-type="float">
            <text:p>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4]));&quot;get&quot;&amp;[.F$5]);&quot;toDate&quot;))" office:value-type="date" office:date-value="2017-10-12" calcext:value-type="date">
            <text:p>12/10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4]));&quot;get&quot;&amp;[.G$5]);&quot;toDate&quot;))" office:value-type="date" office:date-value="2018-01-16" calcext:value-type="date">
            <text:p>16/01/20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4]));&quot;get&quot;&amp;[.H$5]);&quot;toDate&quot;))" office:value-type="date" office:date-value="2017-10-12" calcext:value-type="date">
            <text:p>12/10/20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4]));&quot;get&quot;&amp;[.I$5]);&quot;toDate&quot;))" office:value-type="date" office:date-value="2018-01-12" calcext:value-type="date">
            <text:p>12/01/2018</text:p>
          </table:table-cell>
          <table:table-cell table:style-name="ce31" table:formula="of:=INFO.OBBA.OBBA.OBGET(INFO.OBBA.OBBA.OBCALL(&quot;&quot;;[.$B$21];&quot;getPeriodLength&quot;;INFO.OBBA.OBBA.OBMAKE(&quot;&quot;;&quot;int&quot;;[.$E24])))" office:value-type="float" office:value="0.255555555555556" calcext:value-type="float">
            <text:p>0.255556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9" calcext:value-type="float">
            <text:p>1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5]));&quot;get&quot;&amp;[.F$5]);&quot;toDate&quot;))" office:value-type="date" office:date-value="2018-01-12" calcext:value-type="date">
            <text:p>12/01/20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5]));&quot;get&quot;&amp;[.G$5]);&quot;toDate&quot;))" office:value-type="date" office:date-value="2018-04-16" calcext:value-type="date">
            <text:p>16/04/20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5]));&quot;get&quot;&amp;[.H$5]);&quot;toDate&quot;))" office:value-type="date" office:date-value="2018-01-12" calcext:value-type="date">
            <text:p>12/01/20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5]));&quot;get&quot;&amp;[.I$5]);&quot;toDate&quot;))" office:value-type="date" office:date-value="2018-04-12" calcext:value-type="date">
            <text:p>12/04/2018</text:p>
          </table:table-cell>
          <table:table-cell table:style-name="ce31" table:formula="of:=INFO.OBBA.OBBA.OBGET(INFO.OBBA.OBBA.OBCALL(&quot;&quot;;[.$B$21];&quot;getPeriodLength&quot;;INFO.OBBA.OBBA.OBMAKE(&quot;&quot;;&quot;int&quot;;[.$E25])))" office:value-type="float" office:value="0.25" calcext:value-type="float">
            <text:p>0.250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0" calcext:value-type="float">
            <text:p>2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6]));&quot;get&quot;&amp;[.F$5]);&quot;toDate&quot;))" office:value-type="date" office:date-value="2018-04-12" calcext:value-type="date">
            <text:p>12/04/20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6]));&quot;get&quot;&amp;[.G$5]);&quot;toDate&quot;))" office:value-type="date" office:date-value="2018-07-16" calcext:value-type="date">
            <text:p>16/07/20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6]));&quot;get&quot;&amp;[.H$5]);&quot;toDate&quot;))" office:value-type="date" office:date-value="2018-04-12" calcext:value-type="date">
            <text:p>12/04/20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6]));&quot;get&quot;&amp;[.I$5]);&quot;toDate&quot;))" office:value-type="date" office:date-value="2018-07-12" calcext:value-type="date">
            <text:p>12/07/2018</text:p>
          </table:table-cell>
          <table:table-cell table:style-name="ce31" table:formula="of:=INFO.OBBA.OBBA.OBGET(INFO.OBBA.OBBA.OBCALL(&quot;&quot;;[.$B$21];&quot;getPeriodLength&quot;;INFO.OBBA.OBBA.OBMAKE(&quot;&quot;;&quot;int&quot;;[.$E26])))" office:value-type="float" office:value="0.252777777777778" calcext:value-type="float">
            <text:p>0.252778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1" calcext:value-type="float">
            <text:p>2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7]));&quot;get&quot;&amp;[.F$5]);&quot;toDate&quot;))" office:value-type="date" office:date-value="2018-07-12" calcext:value-type="date">
            <text:p>12/07/20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7]));&quot;get&quot;&amp;[.G$5]);&quot;toDate&quot;))" office:value-type="date" office:date-value="2018-10-16" calcext:value-type="date">
            <text:p>16/10/20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7]));&quot;get&quot;&amp;[.H$5]);&quot;toDate&quot;))" office:value-type="date" office:date-value="2018-07-12" calcext:value-type="date">
            <text:p>12/07/20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7]));&quot;get&quot;&amp;[.I$5]);&quot;toDate&quot;))" office:value-type="date" office:date-value="2018-10-12" calcext:value-type="date">
            <text:p>12/10/2018</text:p>
          </table:table-cell>
          <table:table-cell table:style-name="ce31" table:formula="of:=INFO.OBBA.OBBA.OBGET(INFO.OBBA.OBBA.OBCALL(&quot;&quot;;[.$B$21];&quot;getPeriodLength&quot;;INFO.OBBA.OBBA.OBMAKE(&quot;&quot;;&quot;int&quot;;[.$E27])))" office:value-type="float" office:value="0.255555555555556" calcext:value-type="float">
            <text:p>0.255556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2" calcext:value-type="float">
            <text:p>2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8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8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8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8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2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3" calcext:value-type="float">
            <text:p>2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9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9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9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29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2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4" calcext:value-type="float">
            <text:p>2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0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0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0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0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3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5" calcext:value-type="float">
            <text:p>2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1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1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1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1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3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6" calcext:value-type="float">
            <text:p>2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2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2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2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2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3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7" calcext:value-type="float">
            <text:p>2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3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3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3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3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3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8" calcext:value-type="float">
            <text:p>2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4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4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4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4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3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29" calcext:value-type="float">
            <text:p>2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5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5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5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5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3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0" calcext:value-type="float">
            <text:p>3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6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6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6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6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3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1" calcext:value-type="float">
            <text:p>3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7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7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7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7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3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2" calcext:value-type="float">
            <text:p>3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8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8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8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8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3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3" calcext:value-type="float">
            <text:p>3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9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9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9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39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3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4" calcext:value-type="float">
            <text:p>3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0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0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0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0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4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5" calcext:value-type="float">
            <text:p>3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1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1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1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1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4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6" calcext:value-type="float">
            <text:p>3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2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2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2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2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4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7" calcext:value-type="float">
            <text:p>3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3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3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3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3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4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8" calcext:value-type="float">
            <text:p>3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4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4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4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4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4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39" calcext:value-type="float">
            <text:p>3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5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5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5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5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4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0" calcext:value-type="float">
            <text:p>4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6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6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6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6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4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1" calcext:value-type="float">
            <text:p>4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7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7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7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7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4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2" calcext:value-type="float">
            <text:p>4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8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8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8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8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4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3" calcext:value-type="float">
            <text:p>4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9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9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9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49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4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4" calcext:value-type="float">
            <text:p>4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0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0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0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0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5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5" calcext:value-type="float">
            <text:p>4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1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1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1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1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5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6" calcext:value-type="float">
            <text:p>4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2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2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2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2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5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7" calcext:value-type="float">
            <text:p>4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3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3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3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3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5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8" calcext:value-type="float">
            <text:p>4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4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4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4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4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5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49" calcext:value-type="float">
            <text:p>4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5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5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5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5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5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0" calcext:value-type="float">
            <text:p>5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6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6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6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6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5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1" calcext:value-type="float">
            <text:p>5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7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7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7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7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5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2" calcext:value-type="float">
            <text:p>5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8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8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8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8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5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3" calcext:value-type="float">
            <text:p>5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9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9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9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59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5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4" calcext:value-type="float">
            <text:p>5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0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0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0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0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6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5" calcext:value-type="float">
            <text:p>5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1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1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1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1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6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6" calcext:value-type="float">
            <text:p>5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2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2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2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2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6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7" calcext:value-type="float">
            <text:p>5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3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3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3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3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6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8" calcext:value-type="float">
            <text:p>5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4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4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4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4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6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59" calcext:value-type="float">
            <text:p>5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5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5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5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5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6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0" calcext:value-type="float">
            <text:p>6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6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6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6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6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6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1" calcext:value-type="float">
            <text:p>6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7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7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7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7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6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2" calcext:value-type="float">
            <text:p>6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8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8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8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8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6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3" calcext:value-type="float">
            <text:p>6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9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9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9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69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6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4" calcext:value-type="float">
            <text:p>6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0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0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0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0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7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5" calcext:value-type="float">
            <text:p>6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1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1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1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1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7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6" calcext:value-type="float">
            <text:p>6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2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2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2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2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7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7" calcext:value-type="float">
            <text:p>6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3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3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3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3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7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8" calcext:value-type="float">
            <text:p>6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4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4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4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4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7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69" calcext:value-type="float">
            <text:p>6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5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5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5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5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7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0" calcext:value-type="float">
            <text:p>7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6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6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6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6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7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1" calcext:value-type="float">
            <text:p>7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7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7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7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7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7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2" calcext:value-type="float">
            <text:p>7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8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8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8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8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7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3" calcext:value-type="float">
            <text:p>7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9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9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9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79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7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4" calcext:value-type="float">
            <text:p>7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0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0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0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0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8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5" calcext:value-type="float">
            <text:p>7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1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1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1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1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8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6" calcext:value-type="float">
            <text:p>7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2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2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2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2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8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7" calcext:value-type="float">
            <text:p>7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3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3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3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3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8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8" calcext:value-type="float">
            <text:p>7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4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4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4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4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8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79" calcext:value-type="float">
            <text:p>7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5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5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5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5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8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0" calcext:value-type="float">
            <text:p>8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6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6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6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6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8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1" calcext:value-type="float">
            <text:p>8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7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7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7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7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8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2" calcext:value-type="float">
            <text:p>8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8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8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8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8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8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3" calcext:value-type="float">
            <text:p>8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9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9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9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89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8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4" calcext:value-type="float">
            <text:p>8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0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0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0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0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9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5" calcext:value-type="float">
            <text:p>8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1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1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1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1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9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6" calcext:value-type="float">
            <text:p>8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2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2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2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2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9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7" calcext:value-type="float">
            <text:p>8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3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3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3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3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9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8" calcext:value-type="float">
            <text:p>8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4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4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4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4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9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89" calcext:value-type="float">
            <text:p>8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5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5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5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5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9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0" calcext:value-type="float">
            <text:p>9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6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6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6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6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9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1" calcext:value-type="float">
            <text:p>9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7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7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7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7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9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2" calcext:value-type="float">
            <text:p>9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8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8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8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8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9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3" calcext:value-type="float">
            <text:p>9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9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9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9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99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9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4" calcext:value-type="float">
            <text:p>9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0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0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0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0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0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5" calcext:value-type="float">
            <text:p>9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1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1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1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1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0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6" calcext:value-type="float">
            <text:p>9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2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2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2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2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0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7" calcext:value-type="float">
            <text:p>9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3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3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3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3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0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8" calcext:value-type="float">
            <text:p>9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4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4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4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4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0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99" calcext:value-type="float">
            <text:p>9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5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5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5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5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0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0" calcext:value-type="float">
            <text:p>10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6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6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6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6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0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1" calcext:value-type="float">
            <text:p>10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7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7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7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7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0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2" calcext:value-type="float">
            <text:p>10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8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8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8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8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0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3" calcext:value-type="float">
            <text:p>10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9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9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9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09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0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4" calcext:value-type="float">
            <text:p>10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0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0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0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0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1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5" calcext:value-type="float">
            <text:p>10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1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1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1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1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1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6" calcext:value-type="float">
            <text:p>10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2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2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2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2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1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7" calcext:value-type="float">
            <text:p>10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3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3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3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3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1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8" calcext:value-type="float">
            <text:p>10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4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4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4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4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1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09" calcext:value-type="float">
            <text:p>10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5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5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5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5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1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0" calcext:value-type="float">
            <text:p>11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6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6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6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6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1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1" calcext:value-type="float">
            <text:p>11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7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7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7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7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1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2" calcext:value-type="float">
            <text:p>11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8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8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8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8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1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3" calcext:value-type="float">
            <text:p>11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9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9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9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19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1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4" calcext:value-type="float">
            <text:p>11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0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0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0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0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2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5" calcext:value-type="float">
            <text:p>11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1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1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1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1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2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6" calcext:value-type="float">
            <text:p>11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2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2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2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2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2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7" calcext:value-type="float">
            <text:p>11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3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3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3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3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2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8" calcext:value-type="float">
            <text:p>11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4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4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4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4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2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19" calcext:value-type="float">
            <text:p>11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5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5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5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5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2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0" calcext:value-type="float">
            <text:p>12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6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6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6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6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2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1" calcext:value-type="float">
            <text:p>121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7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7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7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7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27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2" calcext:value-type="float">
            <text:p>122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8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8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8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8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28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3" calcext:value-type="float">
            <text:p>123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9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9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9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29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29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4" calcext:value-type="float">
            <text:p>124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0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0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0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0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30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5" calcext:value-type="float">
            <text:p>125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1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1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1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1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31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6" calcext:value-type="float">
            <text:p>126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2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2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2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2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32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7" calcext:value-type="float">
            <text:p>127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3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3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3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3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33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8" calcext:value-type="float">
            <text:p>128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4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4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4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4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34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29" calcext:value-type="float">
            <text:p>129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5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5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5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5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35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float" office:value="130" calcext:value-type="float">
            <text:p>130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6]));&quot;get&quot;&amp;[.F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6]));&quot;get&quot;&amp;[.G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6]));&quot;get&quot;&amp;[.H$5]);&quot;toDate&quot;))" office:value-type="string" office:string-value="" calcext:value-type="error">
            <text:p>#VALUE!</text:p>
          </table:table-cell>
          <table:table-cell table:style-name="ce22" table:formula="of:=INFO.OBBA.OBBA.OBGET(INFO.OBBA.OBBA.OBCALL(&quot;&quot;;INFO.OBBA.OBBA.OBCALL(&quot;&quot;;INFO.OBBA.OBBA.OBCALL(&quot;&quot;;[.$B$21];&quot;getPeriod&quot;;INFO.OBBA.OBBA.OBMAKE(&quot;&quot;;&quot;int&quot;;[.$E136]));&quot;get&quot;&amp;[.I$5]);&quot;toDate&quot;))" office:value-type="string" office:string-value="" calcext:value-type="error">
            <text:p>#VALUE!</text:p>
          </table:table-cell>
          <table:table-cell table:style-name="ce31" table:formula="of:=INFO.OBBA.OBBA.OBGET(INFO.OBBA.OBBA.OBCALL(&quot;&quot;;[.$B$21];&quot;getPeriodLength&quot;;INFO.OBBA.OBBA.OBMAKE(&quot;&quot;;&quot;int&quot;;[.$E136]))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WAHR</number:text>
    </number:number-style>
    <number:number-style style:name="N140P1" style:volatile="true">
      <number:text>WAHR</number:text>
    </number:number-style>
    <number:number-style style:name="N140">
      <number:text>FALSCH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4" loext:min-decimal-places="4" number:min-integer-digits="1"/>
    </number:number-style>
    <number:number-style style:name="N145">
      <number:number number:decimal-places="5" loext:min-decimal-places="5" number:min-integer-digits="1"/>
    </number:number-style>
    <number:number-style style:name="N146">
      <number:number number:decimal-places="1" loext:min-decimal-places="1" number:min-integer-digits="1"/>
    </number:number-style>
    <number:number-style style:name="N147">
      <number:number number:decimal-places="3" loext:min-decimal-places="3" number:min-integer-digits="1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9" loext:min-decimal-places="9" number:min-integer-digits="1"/>
    </number:number-style>
    <number:number-style style:name="N151">
      <number:number number:decimal-places="10" loext:min-decimal-places="10" number:min-integer-digits="1"/>
    </number:number-style>
    <number:number-style style:name="N152">
      <number:number number:decimal-places="11" loext:min-decimal-places="11" number:min-integer-digits="1"/>
    </number:number-style>
    <number:number-style style:name="N153">
      <number:number number:decimal-places="12" loext:min-decimal-places="12" number:min-integer-digits="1"/>
    </number:number-style>
    <number:number-style style:name="N154">
      <number:number number:decimal-places="13" loext:min-decimal-places="13" number:min-integer-digits="1"/>
    </number:number-style>
    <number:number-style style:name="N155">
      <number:number number:decimal-places="14" loext:min-decimal-places="14" number:min-integer-digits="1"/>
    </number:number-style>
    <number:number-style style:name="N156">
      <number:number number:decimal-places="15" loext:min-decimal-places="15" number:min-integer-digits="1"/>
    </number:number-style>
    <number:number-style style:name="N157">
      <number:number number:decimal-places="16" loext:min-decimal-places="16" number:min-integer-digits="1"/>
    </number:number-style>
    <number:number-style style:name="N158">
      <number:number number:decimal-places="17" loext:min-decimal-places="17" number:min-integer-digits="1"/>
    </number:number-style>
    <number:number-style style:name="N159">
      <number:number number:decimal-places="18" loext:min-decimal-places="18" number:min-integer-digits="1"/>
    </number:number-style>
    <number:number-style style:name="N160">
      <number:number number:decimal-places="19" loext:min-decimal-places="19" number:min-integer-digits="1"/>
    </number:number-style>
    <number:number-style style:name="N161">
      <number:number number:decimal-places="20" loext:min-decimal-places="20" number:min-integer-digits="1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number:text> $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loext:min-decimal-places="0" number:min-integer-digits="1" number:grouping="true"/>
      <number:text> DM</number:text>
    </number:number-style>
    <number:number-style style:name="N17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0P0"/>
    </number:number-style>
    <number:number-style style:name="N171P0" style:volatile="true">
      <number:number number:decimal-places="0" loext:min-decimal-places="0" number:min-integer-digits="1" number:grouping="true"/>
      <number:text> DM</number:text>
    </number:number-style>
    <number:number-style style:name="N17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1P0"/>
    </number:number-style>
    <number:number-style style:name="N172P0" style:volatile="true">
      <number:number number:decimal-places="2" loext:min-decimal-places="2" number:min-integer-digits="1" number:grouping="true"/>
      <number:text> DM</number:text>
    </number:number-style>
    <number:number-style style:name="N17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2P0"/>
    </number:number-style>
    <number:number-style style:name="N173P0" style:volatile="true">
      <number:number number:decimal-places="2" loext:min-decimal-places="2" number:min-integer-digits="1" number:grouping="true"/>
      <number:text> DM</number:text>
    </number:number-style>
    <number:number-style style:name="N17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3P0"/>
    </number:number-style>
    <number:number-style style:name="N174P0" style:volatile="true">
      <number:number number:decimal-places="0" loext:min-decimal-places="0" number:min-integer-digits="1" number:grouping="true"/>
      <number:text> DM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74P2" style:volatile="true">
      <number:text> - DM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loext:min-decimal-places="0" number:min-integer-digits="1" number:grouping="true"/>
      <number:text>       </number:text>
    </number:number-style>
    <number:number-style style:name="N175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75P2" style:volatile="true">
      <number:text> -  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2" loext:min-decimal-places="2" number:min-integer-digits="1" number:grouping="true"/>
      <number:text> DM </number:text>
    </number:number-style>
    <number:number-style style:name="N176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76P2" style:volatile="true">
      <number:text> -</number:text>
      <number:number number:decimal-places="0" loext:min-decimal-places="0" number:min-integer-digits="0"/>
      <number:text> DM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2" loext:min-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loext:min-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percentage-style style:name="N178">
      <number:number number:decimal-places="1" loext:min-decimal-places="1" number:min-integer-digits="1"/>
      <number:text>%</number:text>
    </number:percentage-style>
    <number:percentage-style style:name="N179">
      <number:number number:decimal-places="3" loext:min-decimal-places="3" number:min-integer-digits="1"/>
      <number:text>%</number:text>
    </number:percentage-style>
    <number:percentage-style style:name="N180">
      <number:number number:decimal-places="15" loext:min-decimal-places="15" number:min-integer-digits="1"/>
      <number:text>%</number:text>
    </number:percentage-style>
    <number:number-style style:name="N181P0" style:volatile="true">
      <number:text>€ </number:text>
      <number:number number:decimal-places="0" loext:min-decimal-places="0" number:min-integer-digits="1" number:grouping="true"/>
    </number:number-style>
    <number:number-style style:name="N181">
      <number:text>-€ </number:text>
      <number:number number:decimal-places="0" loext:min-decimal-places="0" number:min-integer-digits="1" number:grouping="true"/>
      <style:map style:condition="value()&gt;=0" style:apply-style-name="N181P0"/>
    </number:number-style>
    <number:number-style style:name="N182P0" style:volatile="true">
      <number:text>€ </number:text>
      <number:number number:decimal-places="0" loext:min-decimal-places="0" number:min-integer-digits="1" number:grouping="true"/>
    </number:number-style>
    <number:number-style style:name="N18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82P0"/>
    </number:number-style>
    <number:number-style style:name="N183P0" style:volatile="true">
      <number:text>€ </number:text>
      <number:number number:decimal-places="2" loext:min-decimal-places="2" number:min-integer-digits="1" number:grouping="true"/>
    </number:number-style>
    <number:number-style style:name="N183">
      <number:text>-€ </number:text>
      <number:number number:decimal-places="2" loext:min-decimal-places="2" number:min-integer-digits="1" number:grouping="true"/>
      <style:map style:condition="value()&gt;=0" style:apply-style-name="N183P0"/>
    </number:number-style>
    <number:number-style style:name="N184P0" style:volatile="true">
      <number:text>€ </number:text>
      <number:number number:decimal-places="2" loext:min-decimal-places="2" number:min-integer-digits="1" number:grouping="true"/>
    </number:number-style>
    <number:number-style style:name="N18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84P0"/>
    </number:number-style>
    <number:number-style style:name="N185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85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85P2" style:volatile="true">
      <number:text> €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86P2" style:volatile="true">
      <number:text> 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87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87P2" style:volatile="true">
      <number:text> € 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8P2" style:volatile="true">
      <number:text> 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5" loext:min-decimal-places="5" number:min-integer-digits="1"/>
      <number:text>%</number:text>
    </number:percentage-style>
    <number:percentage-style style:name="N191">
      <number:number number:decimal-places="6" loext:min-decimal-places="6" number:min-integer-digits="1"/>
      <number:text>%</number:text>
    </number:percentage-style>
    <number:number-style style:name="N192P0" style:volatile="true">
      <number:number number:decimal-places="2" loext:min-decimal-places="2" number:min-integer-digits="1" number:grouping="true"/>
      <number:text> € </number:text>
    </number:number-style>
    <number:number-style style:name="N19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92P2" style:volatile="true">
      <number:text>-</number:text>
      <number:number number:decimal-places="0" loext:min-decimal-places="0" number:min-integer-digits="0"/>
      <number:text> €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4" loext:min-decimal-places="4" number:min-integer-digits="1" number:grouping="true"/>
    </number:number-style>
    <number:date-style style:name="N194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">
      <number:text>$</number:text>
      <number:number number:decimal-places="2" loext:min-decimal-places="2" number:min-integer-digits="1" number:grouping="true"/>
    </number:number-style>
    <number:number-style style:name="N197">
      <number:number number:decimal-places="2" loext:min-decimal-places="2" number:min-integer-digits="1"/>
      <number:text> </number:text>
    </number:number-style>
    <number:number-style style:name="N198P0" style:volatile="true">
      <number:number number:decimal-places="1" loext:min-decimal-places="1" number:min-integer-digits="1" number:grouping="true"/>
    </number:number-style>
    <number:number-style style:name="N198">
      <number:number number:decimal-places="1" loext:min-decimal-places="1" number:min-integer-digits="1" number:grouping="true"/>
      <style:map style:condition="value()&gt;=0" style:apply-style-name="N198P0"/>
    </number:number-style>
    <number:number-style style:name="N199P0" style:volatile="true">
      <number:text>+</number:text>
      <number:number number:decimal-places="2" loext:min-decimal-places="2" number:min-integer-digits="1" number:grouping="true"/>
    </number:number-style>
    <number:number-style style:name="N199">
      <number:text>-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number number:decimal-places="0" loext:min-decimal-places="0" number:min-integer-digits="1" number:grouping="true"/>
      <number:text>    </number:text>
    </number:number-style>
    <number:number-style style:name="N20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00P2" style:volatile="true">
      <number:text>-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number number:decimal-places="2" loext:min-decimal-places="2" number:min-integer-digits="1" number:grouping="true"/>
      <number:text>    </number:text>
    </number:number-style>
    <number:number-style style:name="N20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01P2" style:volatile="true">
      <number:text>-</number:text>
      <number:number number:decimal-places="0" loext:min-decimal-places="0" number:min-integer-digits="0"/>
      <number:text>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0" loext:min-decimal-places="0" number:min-integer-digits="1" number:grouping="true"/>
      <number:text>  </number:text>
    </number:number-style>
    <number:number-style style:name="N202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02P2" style:volatile="true">
      <number:text>- 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number number:decimal-places="2" loext:min-decimal-places="2" number:min-integer-digits="1" number:grouping="true"/>
      <number:text> DM </number:text>
    </number:number-style>
    <number:number-style style:name="N203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03P2" style:volatile="true">
      <number:text>-</number:text>
      <number:number number:decimal-places="0" loext:min-decimal-places="0" number:min-integer-digits="0"/>
      <number:text> DM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loext:min-decimal-places="0" number:min-integer-digits="1" number:grouping="true"/>
      <number:text> € </number:text>
    </number:number-style>
    <number:number-style style:name="N20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04P2" style:volatile="true">
      <number:text>- €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0" loext:min-decimal-places="0" number:min-integer-digits="1" number:grouping="true"/>
      <number:text> </number:text>
    </number:number-style>
    <number:number-style style:name="N20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05P2" style:volatile="true"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number number:decimal-places="2" loext:min-decimal-places="2" number:min-integer-digits="1" number:grouping="true"/>
      <number:text> </number:text>
    </number:number-style>
    <number:number-style style:name="N20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06P2" style:volatile="true">
      <number:text>-</number:text>
      <number:number number:decimal-places="0" loext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09P0" style:volatile="true">
      <number:text>£</number:text>
      <number:number number:decimal-places="2" loext:min-decimal-places="2" number:min-integer-digits="1" number:grouping="true"/>
    </number:number-style>
    <number:number-style style:name="N209">
      <number:text>-£</number:text>
      <number:number number:decimal-places="2" loext:min-decimal-places="2" number:min-integer-digits="1" number:grouping="true"/>
      <style:map style:condition="value()&gt;=0" style:apply-style-name="N209P0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11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11P2" style:volatile="true">
      <number:text> £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P0" style:volatile="true"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1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13P2" style:volatile="true">
      <number:text> £-</number:text>
      <number:number number:decimal-places="0" loext:min-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2" loext:min-decimal-places="2" number:min-integer-digits="1" number:grouping="true"/>
      <number:text>   </number:text>
    </number:number-style>
    <number:number-style style:name="N215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15P2" style:volatile="true">
      <number:text>-</number:text>
      <number:number number:decimal-places="0" loext:min-decimal-places="0" number:min-integer-digits="0"/>
      <number:text>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0" loext:min-decimal-places="0" number:min-integer-digits="1" number:grouping="true"/>
      <number:text>   </number:text>
    </number:number-style>
    <number:number-style style:name="N21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16P2" style:volatile="true">
      <number:text>-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number number:decimal-places="2" loext:min-decimal-places="2" number:min-integer-digits="1" number:grouping="true"/>
      <number:text>€ </number:text>
    </number:number-style>
    <number:number-style style:name="N217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17P2" style:volatile="true">
      <number:text>-</number:text>
      <number:number number:decimal-places="0" loext:min-decimal-places="0" number:min-integer-digits="0"/>
      <number:text>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number number:decimal-places="0" loext:min-decimal-places="0" number:min-integer-digits="1" number:grouping="true"/>
      <number:text>€ </number:text>
    </number:number-style>
    <number:number-style style:name="N218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18P2" style:volatile="true">
      <number:text>-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5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5P2" style:volatile="true" number:language="de" number:country="DE">
      <number:text> -    </number:text>
    </number:number-style>
    <number:text-style style:name="N10125" number:language="de" number:country="DE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2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26P2" style:volatile="true" number:language="de" number:country="DE">
      <number:text> - €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27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28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28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29" number:language="de" number:country="DE">
      <number:minutes number:style="long"/>
      <number:text>:</number:text>
      <number:seconds number:style="long"/>
    </number:time-style>
    <number:time-style style:name="N10130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1" number:language="de" number:country="DE">
      <number:minutes number:style="long"/>
      <number:text>:</number:text>
      <number:seconds number:style="long" number:decimal-places="1"/>
    </number:time-style>
    <number:number-style style:name="N10132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33" number:language="de" number:country="DE">
      <number:number number:decimal-places="3" loext:min-decimal-places="3" number:min-integer-digits="1"/>
      <number:text>%</number:text>
    </number:percentage-style>
    <number:percentage-style style:name="N10134" number:language="de" number:country="DE">
      <number:number number:decimal-places="4" loext:min-decimal-places="4" number:min-integer-digits="1"/>
      <number:text>%</number:text>
    </number:percentage-style>
    <number:percentage-style style:name="N10135" number:language="de" number:country="DE">
      <number:number number:decimal-places="5" loext:min-decimal-places="5" number:min-integer-digits="1"/>
      <number:text>%</number:text>
    </number:percentage-style>
    <number:currency-style style:name="N1013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6P0"/>
    </number:currency-style>
    <number:number-style style:name="N10137" number:language="de" number:country="DE">
      <number:number number:decimal-places="1" loext:min-decimal-places="1" number:min-integer-digits="1"/>
    </number:number-style>
    <number:number-style style:name="N10138" number:language="de" number:country="DE">
      <number:number number:decimal-places="11" loext:min-decimal-places="11" number:min-integer-digits="1"/>
    </number:number-style>
    <number:percentage-style style:name="N10139" number:language="de" number:country="DE">
      <number:number number:decimal-places="1" loext:min-decimal-places="1" number:min-integer-digits="1"/>
      <number:text>%</number:text>
    </number:percentage-style>
    <number:number-style style:name="N1014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de" number:country="DE">
      <number:text>-   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41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41P2" style:volatile="true" number:language="de" number:country="DE">
      <number:text>- € </number:text>
    </number:number-style>
    <number:text-style style:name="N10141" number:language="de" number:country="D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42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3" number:language="de" number:country="D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de" number:country="DE">
      <number:number number:decimal-places="8" loext:min-decimal-places="8" number:min-integer-digits="1"/>
    </number:number-style>
    <number:number-style style:name="N10145" number:language="de" number:country="DE">
      <number:number number:decimal-places="12" loext:min-decimal-places="12" number:min-integer-digits="1"/>
    </number:number-style>
    <number:number-style style:name="N10146" number:language="de" number:country="DE">
      <number:number number:decimal-places="10" loext:min-decimal-places="10" number:min-integer-digits="1"/>
    </number:number-style>
    <number:number-style style:name="N10147" number:language="de" number:country="DE">
      <number:number number:decimal-places="3" loext:min-decimal-places="3" number:min-integer-digits="1"/>
    </number:number-style>
    <number:date-style style:name="N20121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2" number:language="en" number:country="US">
      <number:text-content/>
      <style:map style:condition="value()&gt;=0" style:apply-style-name="N20122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5:57:16.630533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count_20_Fractions" style:display-name="PageStyle_Daycount Fr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5T00:06:50.267220000</dc:date>
    <meta:generator>LibreOffice/5.0.2.2$MacOSX_X86_64 LibreOffice_project/37b43f919e4de5eeaca9b9755ed688758a8251fe</meta:generator>
    <meta:editing-duration>PT8H25M3S</meta:editing-duration>
    <meta:editing-cycles>44</meta:editing-cycles>
    <meta:document-statistic meta:table-count="2" meta:cell-count="853" meta:object-count="0"/>
  </office:meta>
</office:document-meta>
</file>